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26cm"/>
    </style:style>
    <style:style style:name="co3" style:family="table-column">
      <style:table-column-properties fo:break-before="auto" style:column-width="7.158cm"/>
    </style:style>
    <style:style style:name="co4" style:family="table-column">
      <style:table-column-properties fo:break-before="auto" style:column-width="7.4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3.738cm" fo:break-before="auto" style:use-optimal-row-height="true"/>
    </style:style>
    <style:style style:name="ro4" style:family="table-row">
      <style:table-row-properties style:row-height="1.104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font-name="Ubuntu Condensed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fo:wrap-option="wrap"/>
      <style:text-properties style:font-name="Ubuntu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/>
      <style:text-properties style:font-name="Ubuntu Condensed" fo:font-size="13pt" style:font-size-asian="13pt" style:font-size-complex="13pt"/>
    </style:style>
    <style:style style:name="ce4" style:family="table-cell" style:parent-style-name="Default">
      <style:table-cell-properties fo:wrap-option="wrap" style:shrink-to-fit="false"/>
      <style:text-properties style:font-name="Ubuntu Condensed" fo:font-size="13pt" style:font-size-asian="13pt" style:font-size-complex="13pt"/>
    </style:style>
    <style:style style:name="ce5" style:family="table-cell" style:parent-style-name="Default">
      <style:table-cell-properties fo:wrap-option="wrap"/>
      <style:text-properties style:font-name="Ubuntu Condensed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ext-properties style:font-name="Ubuntu Condensed" fo:font-size="13pt" style:font-size-asian="13pt" style:font-size-complex="13pt"/>
    </style:style>
    <style:style style:name="ce7" style:family="table-cell" style:parent-style-name="Default">
      <style:table-cell-properties fo:background-color="#ffff99"/>
      <style:text-properties style:font-name="Ubuntu Condensed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ffff99"/>
      <style:text-properties style:font-name="Ubuntu Condensed" fo:font-size="13pt" style:font-size-asian="13pt" style:font-size-complex="13pt"/>
    </style:style>
    <style:style style:name="ce9" style:family="table-cell" style:parent-style-name="Default">
      <style:text-properties style:font-name="Ubuntu Condensed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 Condensed" fo:font-size="13pt" style:font-size-asian="13pt" style:font-size-complex="13pt"/>
    </style:style>
    <style:style style:name="ce11" style:family="table-cell" style:parent-style-name="Default" style:data-style-name="N100">
      <style:table-cell-properties fo:wrap-option="wrap"/>
      <style:text-properties style:font-name="Ubuntu Condensed"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1" table:number-columns-repeated="2" table:default-cell-style-name="ce6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1" table:number-columns-repeated="1018" table:default-cell-style-name="ce6"/>
        <table:table-row table:style-name="ro2">
          <table:table-cell table:style-name="ce1" office:value-type="string">
            <text:p>Feature</text:p>
          </table:table-cell>
          <table:table-cell table:style-name="ce7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>
            <text:p>1. Главная страница</text:p>
          </table:table-cell>
          <table:table-cell table:style-name="ce8"/>
          <table:table-cell table:number-columns-repeated="3"/>
          <table:table-cell table:style-name="ce3" office:value-type="string">
            <text:p>Вопросы:</text:p>
            <text:p>1.Восстановление пароля?</text:p>
            <text:p>2. Редактирование раздела подачи. заявок: должно ли быть превью, загрузка картинок, позиционирование.</text:p>
            <text:p>3. Подробнее про управление баннерами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Шапка</text:p>
          </table:table-cell>
          <table:table-cell table:style-name="ce8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Афиша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Партнеры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Форма заявки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number-columns-repeated="1022"/>
        </table:table-row>
        <table:table-row table:style-name="ro2">
          <table:table-cell table:style-name="ce2" office:value-type="string">
            <text:p>2. Голосование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3" office:value-type="string">
            <text:p>Победители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Счетчик с ограничением по времени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Список участников с динамической подгрузкой</text:p>
          </table:table-cell>
          <table:table-cell table:style-name="ce8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number-columns-repeated="1022"/>
        </table:table-row>
        <table:table-row table:style-name="ro2">
          <table:table-cell table:style-name="ce2" office:value-type="string">
            <text:p>3. Страница модели</text:p>
          </table:table-cell>
          <table:table-cell table:style-name="ce8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number-columns-repeated="1022"/>
        </table:table-row>
        <table:table-row table:style-name="ro2">
          <table:table-cell table:style-name="ce2" office:value-type="string">
            <text:p>4. Основной функционал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3" office:value-type="string">
            <text:p>Поиск по журналу</text:p>
          </table:table-cell>
          <table:table-cell table:style-name="ce8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Навигация</text:p>
          </table:table-cell>
          <table:table-cell table:style-name="ce8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Фотографии участников</text:p>
          </table:table-cell>
          <table:table-cell table:style-name="ce8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Условия конкурса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Афиша</text:p>
          </table:table-cell>
          <table:table-cell table:style-name="ce8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Оплата (интеграция платежной системы)</text:p>
          </table:table-cell>
          <table:table-cell table:style-name="ce8"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Обратная связь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 table:number-rows-repeated="2">
          <table:table-cell table:style-name="ce3"/>
          <table:table-cell table:style-name="ce8"/>
          <table:table-cell table:number-columns-repeated="1022"/>
        </table:table-row>
        <table:table-row table:style-name="ro2">
          <table:table-cell table:style-name="ce2" office:value-type="string">
            <text:p>5. Пользователи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3" office:value-type="string">
            <text:p>Регистрация читателя</text:p>
          </table:table-cell>
          <table:table-cell table:style-name="ce8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Регистрация участника (подача заявки на участие в конкурсе)</text:p>
          </table:table-cell>
          <table:table-cell table:style-name="ce8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Авторизация</text:p>
          </table:table-cell>
          <table:table-cell table:style-name="ce8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Рейтинг</text:p>
          </table:table-cell>
          <table:table-cell table:style-name="ce8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Вход через Vkontakte</text:p>
          </table:table-cell>
          <table:table-cell table:style-name="ce8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Коментарии</text:p>
          </table:table-cell>
          <table:table-cell table:style-name="ce8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Лайки</text:p>
          </table:table-cell>
          <table:table-cell table:style-name="ce8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Написание отчетов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number-columns-repeated="1022"/>
        </table:table-row>
        <table:table-row table:style-name="ro2">
          <table:table-cell table:style-name="ce2" office:value-type="string">
            <text:p>6. Администратор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3" office:value-type="string">
            <text:p>Управление конкурсом</text:p>
          </table:table-cell>
          <table:table-cell table:style-name="ce8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Управление количеством голосов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Подтвердение анкет участников</text:p>
          </table:table-cell>
          <table:table-cell table:style-name="ce8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Редактирование раздела `Подать заявку`</text:p>
          </table:table-cell>
          <table:table-cell table:style-name="ce8" office:value-type="float" office:value="10">
            <text:p>10</text:p>
          </table:table-cell>
          <table:table-cell table:style-name="ce10" office:value-type="string">
            <text:p>20</text:p>
          </table:table-cell>
          <table:table-cell table:style-name="ce11" office:value-type="string">
            <text:p>wysiwyg редактор, загрузка картинок, форматирование текста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Управление разделами статейного типа</text:p>
          </table:table-cell>
          <table:table-cell table:style-name="ce8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Управление меню</text:p>
          </table:table-cell>
          <table:table-cell table:style-name="ce8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Редактирование профиля участника</text:p>
          </table:table-cell>
          <table:table-cell table:style-name="ce8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Управление баннерами</text:p>
          </table:table-cell>
          <table:table-cell table:style-name="ce8" office:value-type="float" office:value="10">
            <text:p>10</text:p>
          </table:table-cell>
          <table:table-cell table:style-name="ce10" office:value-type="string">
            <text:p>20</text:p>
          </table:table-cell>
          <table:table-cell table:style-name="ce3" office:value-type="string">
            <text:p>создание баннеров, указание списка страниц на которых они будут отображаться, указания места где они будут отображаться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Управление отчетами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 table:number-rows-repeated="4">
          <table:table-cell table:style-name="ce3"/>
          <table:table-cell table:number-columns-repeated="1023"/>
        </table:table-row>
        <table:table-row table:style-name="ro6">
          <table:table-cell table:style-name="ce3" office:value-type="string">
            <text:p/>
            <text:p/>
            <text:p/>
          </table:table-cell>
          <table:table-cell table:number-columns-repeated="1023"/>
        </table:table-row>
        <table:table-row table:style-name="ro2" table:number-rows-repeated="18">
          <table:table-cell table:style-name="ce3"/>
          <table:table-cell table:number-columns-repeated="102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.05.2014</text:date>, <text:time>15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59M58S</meta:editing-duration>
    <meta:editing-cycles>4</meta:editing-cycles>
    <meta:generator>OpenOffice/4.0.1$Win32 OpenOffice.org_project/401m5$Build-9714</meta:generator>
    <dc:date>2014-05-28T15:26:55</dc:date>
    <dc:creator>Alexander Mitsura</dc:cre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